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_5f_copie_5f_definition" style:display-name="tableau_copie_definition" style:family="table">
      <style:table-properties style:width="16.999cm" table:align="margins" style:may-break-between-rows="false"/>
    </style:style>
    <style:style style:name="tableau_5f_copie_5f_definition.A" style:display-name="tableau_copie_definition.A" style:family="table-column">
      <style:table-column-properties style:column-width="1.905cm" style:rel-column-width="7344*"/>
    </style:style>
    <style:style style:name="tableau_5f_copie_5f_definition.B" style:display-name="tableau_copie_definition.B" style:family="table-column">
      <style:table-column-properties style:column-width="15.094cm" style:rel-column-width="58191*"/>
    </style:style>
    <style:style style:name="tableau_5f_copie_5f_definition.1" style:display-name="tableau_copie_definition.1" style:family="table-row">
      <style:table-row-properties style:min-row-height="0.409cm"/>
    </style:style>
    <style:style style:name="tableau_5f_copie_5f_definition.A1" style:display-name="tableau_copie_definition.A1" style:family="table-cell">
      <style:table-cell-properties fo:padding="0cm" fo:border="none"/>
    </style:style>
    <style:style style:name="P1" style:family="paragraph" style:parent-style-name="Text_20_body">
      <style:paragraph-properties fo:margin-top="0cm" fo:margin-bottom="0cm" fo:text-align="justify" style:justify-single-word="false" fo:orphans="0" fo:widows="0" fo:background-color="transparent" style:shadow="none">
        <style:background-image/>
      </style:paragraph-properties>
      <style:text-properties style:font-name="Arial1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variant="normal" fo:text-transform="none" fo:font-style="normal" fo:font-weight="normal"/>
    </style:style>
    <style:style style:name="T2" style:family="text">
      <style:text-properties style:text-underline-style="none"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%=remLineWhenBlank(copie_annexe_label, 0)=% %=remLineWhenBlank(copie_annexe_destinataire, 0)=%</text:p>
      <table:table table:name="tableau_copie_definition" table:style-name="tableau_5f_copie_5f_definition">
        <table:table-column table:style-name="tableau_5f_copie_5f_definition.A"/>
        <table:table-column table:style-name="tableau_5f_copie_5f_definition.B"/>
        <table:table-row table:style-name="tableau_5f_copie_5f_definition.1">
          <table:table-cell table:style-name="tableau_5f_copie_5f_definition.A1" office:value-type="string">
            <text:p text:style-name="Table_20_Contents_20_left"><text:span text:style-name="T1">%{HEADER_ROWS:0}%%{RM_IF_NO_DATA:true,0}%</text:span>%{copie}%<text:span text:style-name="T2">%=copie_label=%</text:span></text:p>
          </table:table-cell>
          <table:table-cell table:style-name="tableau_5f_copie_5f_definition.A1" office:value-type="string">
            <text:p text:style-name="Table_20_Contents_20_left">%{copie}%<text:span text:style-name="T2">%=copie_destinataire=%</text:span>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Gill Sans MT_CCJU" svg:font-family="'Gill Sans MT_CCJU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Gill Sans MT_CCJU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05-12T09:54:01</meta:creation-date>
    <dc:date>2012-09-25T10:41:38.60</dc:date>
    <meta:editing-cycles>27</meta:editing-cycles>
    <meta:editing-duration>PT45M39S</meta:editing-duration>
    <meta:document-statistic meta:table-count="1" meta:image-count="0" meta:object-count="0" meta:page-count="1" meta:paragraph-count="3" meta:word-count="6" meta:character-count="190"/>
    <dc:creator>pta </dc:creator>
    <meta:user-defined meta:name="Info 1"/>
    <meta:user-defined meta:name="Info 2"/>
    <meta:user-defined meta:name="Info 3"/>
    <meta:user-defined meta:name="Info 4"/>
  </office:meta>
</office:document-meta>
</file>